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ntarell" svg:font-family="Cantarel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ntarell1" svg:font-family="Cantarel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Heading_20_1">
      <style:paragraph-properties fo:text-align="center" style:justify-single-word="false"/>
      <style:text-properties fo:color="#2f5496" style:font-name="Calibri" fo:font-size="16pt" officeooo:rsid="001a09ba" officeooo:paragraph-rsid="001a09ba" style:font-name-asian="Calibri1" style:font-size-asian="16pt" style:font-name-complex="Calibri1" style:font-size-complex="16pt"/>
    </style:style>
    <style:style style:name="P7" style:family="paragraph" style:parent-style-name="Standard">
      <style:text-properties officeooo:rsid="001b9da9" officeooo:paragraph-rsid="001b9da9"/>
    </style:style>
    <style:style style:name="P8" style:family="paragraph" style:parent-style-name="Standard">
      <style:text-properties officeooo:rsid="001b9da9" officeooo:paragraph-rsid="001ddc63"/>
    </style:style>
    <style:style style:name="P9" style:family="paragraph" style:parent-style-name="Standard">
      <style:text-properties officeooo:paragraph-rsid="001b9da9"/>
    </style:style>
    <style:style style:name="P10" style:family="paragraph" style:parent-style-name="Standard">
      <style:text-properties officeooo:rsid="001ce81c" officeooo:paragraph-rsid="001ce81c"/>
    </style:style>
    <style:style style:name="P11" style:family="paragraph" style:parent-style-name="Standard">
      <style:text-properties officeooo:rsid="0020f53d" officeooo:paragraph-rsid="0020f53d"/>
    </style:style>
    <style:style style:name="P12" style:family="paragraph" style:parent-style-name="Standard">
      <style:text-properties officeooo:paragraph-rsid="001ddc63"/>
    </style:style>
    <style:style style:name="P13" style:family="paragraph" style:parent-style-name="Standard">
      <style:text-properties officeooo:paragraph-rsid="003fc3cf"/>
    </style:style>
    <style:style style:name="P14" style:family="paragraph" style:parent-style-name="Standard">
      <style:text-properties fo:font-size="15pt" officeooo:rsid="001a09ba" style:font-size-asian="15pt" style:font-size-complex="15pt"/>
    </style:style>
    <style:style style:name="P15" style:family="paragraph" style:parent-style-name="Title" style:master-page-name="Standard">
      <style:paragraph-properties fo:text-align="center" style:justify-single-word="false" style:page-number="1"/>
      <style:text-properties style:font-name="Cantarell" fo:font-size="28pt" officeooo:rsid="001a09ba" officeooo:paragraph-rsid="001a09ba" style:font-name-asian="Cantarell1" style:font-size-asian="28pt" style:font-name-complex="Cantarell1" style:font-size-complex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1ce81c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1a09ba" style:font-name-asian="Calibri1" style:font-size-asian="11pt" style:font-style-asian="normal" style:font-weight-asian="normal" style:font-name-complex="Calibri1" style:font-size-complex="11pt"/>
    </style:style>
    <style:style style:name="T4" style:family="text">
      <style:text-properties officeooo:rsid="001b9da9"/>
    </style:style>
    <style:style style:name="T5" style:family="text">
      <style:text-properties officeooo:rsid="001ddc63"/>
    </style:style>
    <style:style style:name="T6" style:family="text">
      <style:text-properties officeooo:rsid="001fa5b4"/>
    </style:style>
    <style:style style:name="T7" style:family="text">
      <style:text-properties officeooo:rsid="0022ec79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b9da9" style:font-style-asian="italic" style:font-style-complex="italic"/>
    </style:style>
    <style:style style:name="T10" style:family="text">
      <style:text-properties fo:font-style="italic" officeooo:rsid="004cf3fe" style:font-style-asian="italic" style:font-style-complex="italic"/>
    </style:style>
    <style:style style:name="T11" style:family="text">
      <style:text-properties officeooo:rsid="002606c7"/>
    </style:style>
    <style:style style:name="T12" style:family="text">
      <style:text-properties officeooo:rsid="002674e5"/>
    </style:style>
    <style:style style:name="T13" style:family="text">
      <style:text-properties officeooo:rsid="002752c8"/>
    </style:style>
    <style:style style:name="T14" style:family="text">
      <style:text-properties officeooo:rsid="002b7b29"/>
    </style:style>
    <style:style style:name="T15" style:family="text">
      <style:text-properties officeooo:rsid="00304340"/>
    </style:style>
    <style:style style:name="T16" style:family="text">
      <style:text-properties officeooo:rsid="00342d0d"/>
    </style:style>
    <style:style style:name="T17" style:family="text">
      <style:text-properties officeooo:rsid="00357f9b"/>
    </style:style>
    <style:style style:name="T18" style:family="text">
      <style:text-properties officeooo:rsid="0036d03a"/>
    </style:style>
    <style:style style:name="T19" style:family="text">
      <style:text-properties officeooo:rsid="00381589"/>
    </style:style>
    <style:style style:name="T20" style:family="text">
      <style:text-properties officeooo:rsid="0039cf84"/>
    </style:style>
    <style:style style:name="T21" style:family="text">
      <style:text-properties officeooo:rsid="003c18fe"/>
    </style:style>
    <style:style style:name="T22" style:family="text">
      <style:text-properties officeooo:rsid="003fc3cf"/>
    </style:style>
    <style:style style:name="T23" style:family="text">
      <style:text-properties officeooo:rsid="00409903"/>
    </style:style>
    <style:style style:name="T24" style:family="text">
      <style:text-properties officeooo:rsid="004a642a"/>
    </style:style>
    <style:style style:name="T25" style:family="text">
      <style:text-properties officeooo:rsid="004cf3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Rapport <text:span text:style-name="T7">du projet</text:span> DPR</text:p>
      <text:p text:style-name="P6">Générateur de site statique XML</text:p>
      <text:p text:style-name="P14"/>
      <text:p text:style-name="Heading_20_3"><text:span text:style-name="T6">1. </text:span>Utilisation :</text:p>
      <text:p text:style-name="Standard"/>
      <text:p text:style-name="P7"><text:tab/>Le projet comporte un Makefile permettant l’orchestration de la création du site web.</text:p>
      <text:p text:style-name="P7">– dtd : Permet de vérifier la <text:span text:style-name="T11">DTD</text:span> du fichier <text:span text:style-name="T8">master.xml</text:span>.</text:p>
      <text:p text:style-name="P7">–<text:span text:style-name="T12">xsd</text:span>: Vérifie la validité du fichier <text:span text:style-name="T8">master.xml</text:span> <text:span text:style-name="T13">en fonction</text:span> <text:span text:style-name="T13">du</text:span> schéma attendu.</text:p>
      <text:p text:style-name="P7">– web : Créé l’ensemble du site web correspondant au fichier <text:span text:style-name="T8">master.xml</text:span> dans le<text:tab/>dossier ‘<text:span text:style-name="T8">www</text:span>’.</text:p>
      <text:p text:style-name="P9"><text:span text:style-name="T4">– tidy : Vérifie la validité XHTML 5 des pages situées dans le dossier ‘</text:span><text:span text:style-name="T9">www</text:span><text:span text:style-name="T4">’.</text:span></text:p>
      <text:p text:style-name="P8">– xq : Exécute la requête <text:span text:style-name="T5">XQ</text:span>uery placé<text:span text:style-name="T14">e</text:span> dans ‘<text:span text:style-name="T8">xq.txt</text:span>’. Sa sortie est placée dans<text:tab/>‘<text:span text:style-name="T8">www</text:span>’ sous le nom ‘<text:span text:style-name="T8">xq.html</text:span>’.</text:p>
      <text:p text:style-name="P7"><text:tab/>Par défaut, l’ensemble de ces commandes sont exécutées dans cet ordre. <text:s/><text:span text:style-name="T24">L</text:span>es pages web résultantes sont ouvertes avec le navigateur ‘firefox ‘. Le dossier de sortie web et le navigateur web sont configurables <text:span text:style-name="T15">à</text:span> l’aide des variables ‘<text:span text:style-name="T8">WEBDIR</text:span>’ et ‘<text:span text:style-name="T8">WEBNAV</text:span>’.</text:p>
      <text:p text:style-name="P9"/>
      <text:p text:style-name="Heading_20_3"><text:span text:style-name="T6">2. </text:span>Notes de développement :</text:p>
      <text:p text:style-name="Standard"/>
      <text:p text:style-name="P10"><text:tab/>La feuille de style ‘<text:span text:style-name="T8">master.xsl</text:span>’ devenant relativement conséquente, a été divisée en plusieurs feuilles par catégories. <text:span text:style-name="T16">L</text:span>a feuille principale <text:span text:style-name="T25">(</text:span><text:span text:style-name="T10">master.xsl</text:span><text:span text:style-name="T25">)</text:span> <text:span text:style-name="T17">traite</text:span> <text:span text:style-name="T18">les</text:span> nœuds. <text:span text:style-name="T19">De plus, </text:span>pour factoriser certaines parties du code, des fonctions ont été créé<text:span text:style-name="T19">e</text:span>s. Celles-ci servent essentiellement pour les listes de références <text:span text:style-name="T20">à</text:span> d’autre nœuds.</text:p>
      <text:p text:style-name="P11"><text:tab/>Pour les pages web du site du master, le framework CSS ‘Bulma’ a été utilisé. Celui-ci facilite le développement et procure un support au ‘Responsive Design’. <text:span text:style-name="T21">En revanche, l</text:span>a page générée par la requête XQuery a sa propre feuille de style CSS.</text:p>
      <text:p text:style-name="P12"><text:span text:style-name="T5"><text:tab/>Pour l’écriture de la requête XQuery, nous utilisons principalement des expressions type ‘</text:span><text:span text:style-name="T8">FLWOR</text:span>’. <text:span text:style-name="T5">Grâce à XPath 2.0, nous avons la possibilité d’écrire des fonctions avec des types d’entrée et de retour précis.</text:span></text:p>
      <text:p text:style-name="P12"/>
      <text:p text:style-name="P12"/>
      <text:p text:style-name="P13"><text:soft-page-break/><text:span text:style-name="T22"><text:tab/>Pour la réalisation de notre DTD, nous nous sommes basés sur les TP réalisés durant cette UE et sur le site du Master disponible à cette URL : </text:span><text:a xlink:type="simple" xlink:href="https://formations.univ-amu.fr/rechercher/master" text:style-name="Internet_20_link" text:visited-style-name="Visited_20_Internet_20_Link"><text:span text:style-name="T22">https://formations.univ-amu.fr/rechercher/master</text:span></text:a><text:span text:style-name="T22"> pour avoir une structure cohérente et pour éviter le plus possible les cycles (boucles).</text:span></text:p>
      <text:p text:style-name="P13"/>
      <text:p text:style-name="P13"><text:tab/><text:span text:style-name="T23">Nous n’avons pas eu de soucis particuliers pour la réalisation du schéma qui se base simplement sur la DT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ntarell" svg:font-family="Cantarel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ntarell1" svg:font-family="Cantarel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cm" loext:contextual-spacing="false" fo:line-height="100%" fo:keep-together="always" fo:keep-with-next="always"/>
      <style:text-properties fo:color="#2f5496"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5.87cm" fo:margin-left="0cm" fo:margin-top="0cm" fo:margin-bottom="0cm" table:align="left"/>
    </style:style>
    <style:style style:name="Tableau1.A" style:family="table-column">
      <style:table-column-properties style:column-width="7.865cm"/>
    </style:style>
    <style:style style:name="Tableau1.B" style:family="table-column">
      <style:table-column-properties style:column-width="8.005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1ce81c" style:font-name-asian="Calibri1" style:font-size-asian="11pt" style:font-style-asian="normal" style:font-weight-asian="normal" style:font-name-complex="Calibri1" style:font-size-complex="11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1a09ba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2"><text:span text:style-name="MT1">T</text:span><text:span text:style-name="MT2">homas</text:span><text:span text:style-name="MT1"> Blanc </text:span><text:span text:style-name="MT3">&amp;</text:span><text:span text:style-name="MT1"> Si</text:span><text:span text:style-name="MT2">mon</text:span><text:span text:style-name="MT1"> Pieres</text:span></text:p>
            </table:table-cell>
            <table:table-cell table:style-name="Tableau1.A1" office:value-type="string">
              <text:p text:style-name="MP3"><text:span text:style-name="MT3">Devoir DPR</text:span><text:span text:style-name="MT1"> – 2020</text:span></text:p>
            </table:table-cell>
          </table:table-row>
        </table:table>
        <text:p text:style-name="MP4"/>
      </style:header>
      <style:footer>
        <text:p text:style-name="MP5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06T16:53:43.513641708</dc:date>
    <meta:editing-duration>PT31M44S</meta:editing-duration>
    <meta:editing-cycles>38</meta:editing-cycles>
    <meta:document-statistic meta:table-count="1" meta:image-count="0" meta:object-count="0" meta:page-count="2" meta:paragraph-count="19" meta:word-count="332" meta:character-count="2073" meta:non-whitespace-character-count="1747"/>
  </office:meta>
</office:document-meta>
</file>